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4cm" fo:min-width="0.384cm"/>
    </style:style>
    <style:style style:name="gr2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4.25cm" fo:min-width="12.75cm"/>
    </style:style>
    <style:style style:name="gr19" style:family="graphic" style:parent-style-name="standard">
      <style:graphic-properties svg:stroke-color="#77bc65" draw:fill="none" draw:textarea-horizontal-align="justify" draw:textarea-vertical-align="middle" draw:auto-grow-height="false" fo:min-height="1.75cm" fo:min-width="14.25cm"/>
    </style:style>
    <style:style style:name="gr20" style:family="graphic" style:parent-style-name="standard">
      <style:graphic-properties draw:fill="none" draw:fill-color="#7b3d00" draw:opacity="100%" draw:textarea-horizontal-align="justify" draw:textarea-vertical-align="middle" draw:auto-grow-height="false" fo:min-height="7cm" fo:min-width="14.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1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2.092cm"/>
      <style:paragraph-properties style:writing-mode="lr-tb"/>
    </style:style>
    <style:style style:name="gr23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98cm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75cm" fo:min-width="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25cm" fo:min-width="8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5.196cm"/>
      <style:paragraph-properties style:writing-mode="lr-tb"/>
    </style:style>
    <style:style style:name="gr29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30" style:family="graphic" style:parent-style-name="objectwithoutfill">
      <style:graphic-properties draw:marker-end="Extrémités_20_de_20_flèche_20_20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21" draw:marker-end-width="0.3cm" draw:fill="none" draw:textarea-vertical-align="middle"/>
    </style:style>
    <style:style style:name="gr32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75cm" fo:min-width="7.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315cm"/>
      <style:paragraph-properties style:writing-mode="lr-tb"/>
    </style:style>
    <style:style style:name="gr35" style:family="graphic" style:parent-style-name="objectwithoutfill">
      <style:graphic-properties draw:marker-end="Extrémités_20_de_20_flèche_20_2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b3d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25cm" svg:height="1.25cm" svg:x="9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5cm" svg:height="0.5cm" svg:x="9.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0.5cm" svg:height="0.5cm" svg:x="2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5cm" svg:height="0.5cm" svg:x="5.7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5cm" svg:height="0.5cm" svg:x="4.25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5cm" svg:height="0.5cm" svg:x="11.25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5cm" svg:height="0.5cm" svg:x="9.5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5cm" svg:height="0.5cm" svg:x="7.75cm" svg:y="23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25cm" svg:y1="26.5cm" svg:x2="8cm" svg:y2="24.25cm" draw:start-shape="id1" draw:start-glue-point="4" draw:end-shape="id2" draw:end-glue-point="8" svg:d="M9625 26500l-1625-2250" svg:viewBox="0 0 1626 2251">
          <text:p/>
        </draw:connector>
        <draw:connector draw:style-name="gr4" draw:text-style-name="P2" draw:layer="layout" draw:type="line" svg:x1="9.625cm" svg:y1="26.5cm" svg:x2="9.75cm" svg:y2="24.25cm" draw:start-shape="id1" draw:start-glue-point="4" draw:end-shape="id3" draw:end-glue-point="8" svg:d="M9625 26500l125-2250" svg:viewBox="0 0 126 2251">
          <text:p/>
        </draw:connector>
        <draw:connector draw:style-name="gr5" draw:text-style-name="P2" draw:layer="layout" draw:type="line" svg:x1="9.625cm" svg:y1="26.5cm" svg:x2="11.5cm" svg:y2="24.25cm" draw:start-shape="id1" draw:start-glue-point="4" draw:end-shape="id4" draw:end-glue-point="8" svg:d="M9625 26500l1875-2250" svg:viewBox="0 0 1876 2251">
          <text:p/>
        </draw:connector>
        <draw:connector draw:style-name="gr6" draw:text-style-name="P2" draw:layer="layout" draw:type="line" svg:x1="9.75cm" svg:y1="23.75cm" svg:x2="9.75cm" svg:y2="20.75cm" draw:start-shape="id3" draw:start-glue-point="4" draw:end-shape="id5" draw:end-glue-point="8" svg:d="M9750 23750v-3000" svg:viewBox="0 0 1 3001">
          <text:p/>
        </draw:connector>
        <draw:connector draw:style-name="gr7" draw:text-style-name="P2" xml:id="id6" draw:id="id6" draw:layer="layout" draw:type="line" svg:x1="11.5cm" svg:y1="23.75cm" svg:x2="9.76cm" svg:y2="22.416cm" draw:start-shape="id4" draw:start-glue-point="4" svg:d="M11500 23750l-1740-1334" svg:viewBox="0 0 1741 1335">
          <text:p/>
        </draw:connector>
        <draw:connector draw:style-name="gr7" draw:text-style-name="P2" draw:layer="layout" draw:type="line" svg:x1="8cm" svg:y1="23.75cm" svg:x2="9.76cm" svg:y2="22.416cm" draw:start-shape="id2" draw:start-glue-point="4" draw:end-shape="id6" draw:end-glue-point="3" svg:d="M8000 23750l1760-1334" svg:viewBox="0 0 1761 1335">
          <text:p/>
        </draw:connector>
        <draw:custom-shape draw:style-name="gr8" draw:text-style-name="P1" xml:id="id8" draw:id="id8" draw:layer="layout" svg:width="1cm" svg:height="1cm" svg:x="9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6cm" svg:y1="7.25cm" svg:x2="10cm" svg:y2="3.75cm" draw:start-shape="id7" draw:start-glue-point="4" draw:end-shape="id8" draw:end-glue-point="8" svg:d="M6000 7250l4000-3500" svg:viewBox="0 0 4001 3501">
          <text:p/>
        </draw:connector>
        <draw:connector draw:style-name="gr10" draw:text-style-name="P2" draw:layer="layout" draw:type="line" svg:x1="4.5cm" svg:y1="7.25cm" svg:x2="10cm" svg:y2="3.75cm" draw:start-shape="id9" draw:start-glue-point="4" draw:end-shape="id8" draw:end-glue-point="8" svg:d="M4500 7250l5500-3500" svg:viewBox="0 0 5501 3501">
          <text:p/>
        </draw:connector>
        <draw:connector draw:style-name="gr11" draw:text-style-name="P2" draw:layer="layout" draw:type="line" svg:x1="2.75cm" svg:y1="7.25cm" svg:x2="10cm" svg:y2="3.75cm" draw:start-shape="id10" draw:start-glue-point="4" draw:end-shape="id8" draw:end-glue-point="8" svg:d="M2750 7250l7250-3500" svg:viewBox="0 0 7251 3501">
          <text:p/>
        </draw:connector>
        <draw:custom-shape draw:style-name="gr2" draw:text-style-name="P1" xml:id="id11" draw:id="id11" draw:layer="layout" svg:width="0.5cm" svg:height="0.5cm" svg:x="6.7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5cm" svg:height="0.5cm" svg:x="10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5cm" svg:height="0.5cm" svg:x="8.5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0.5cm" svg:height="0.5cm" svg:x="11.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0.5cm" svg:height="0.5cm" svg:x="14.75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0.5cm" svg:height="0.5cm" svg:x="13.25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line" svg:x1="7cm" svg:y1="7.25cm" svg:x2="10cm" svg:y2="3.75cm" draw:start-shape="id11" draw:start-glue-point="4" draw:end-shape="id8" draw:end-glue-point="8" svg:d="M7000 7250l3000-3500" svg:viewBox="0 0 3001 3501">
          <text:p/>
        </draw:connector>
        <draw:connector draw:style-name="gr13" draw:text-style-name="P2" draw:layer="layout" draw:type="line" svg:x1="8.75cm" svg:y1="7.25cm" svg:x2="10cm" svg:y2="3.75cm" draw:start-shape="id12" draw:start-glue-point="4" draw:end-shape="id8" draw:end-glue-point="8" svg:d="M8750 7250l1250-3500" svg:viewBox="0 0 1251 3501">
          <text:p/>
        </draw:connector>
        <draw:connector draw:style-name="gr14" draw:text-style-name="P2" draw:layer="layout" draw:type="line" svg:x1="10.25cm" svg:y1="7.25cm" svg:x2="10cm" svg:y2="3.75cm" draw:start-shape="id13" draw:start-glue-point="4" draw:end-shape="id8" draw:end-glue-point="8" svg:d="M10250 7250l-250-3500" svg:viewBox="0 0 251 3501">
          <text:p/>
        </draw:connector>
        <draw:connector draw:style-name="gr15" draw:text-style-name="P2" draw:layer="layout" draw:type="line" svg:x1="11.75cm" svg:y1="7.25cm" svg:x2="10cm" svg:y2="3.75cm" draw:start-shape="id14" draw:start-glue-point="4" draw:end-shape="id8" draw:end-glue-point="8" svg:d="M11750 7250l-1750-3500" svg:viewBox="0 0 1751 3501">
          <text:p/>
        </draw:connector>
        <draw:connector draw:style-name="gr16" draw:text-style-name="P2" draw:layer="layout" draw:type="line" svg:x1="13.5cm" svg:y1="7.25cm" svg:x2="10cm" svg:y2="3.75cm" draw:start-shape="id15" draw:start-glue-point="4" draw:end-shape="id8" draw:end-glue-point="8" svg:d="M13500 7250l-3500-3500" svg:viewBox="0 0 3501 3501">
          <text:p/>
        </draw:connector>
        <draw:connector draw:style-name="gr17" draw:text-style-name="P2" draw:layer="layout" draw:type="line" svg:x1="15cm" svg:y1="7.25cm" svg:x2="10cm" svg:y2="3.75cm" draw:start-shape="id16" draw:start-glue-point="4" draw:end-shape="id8" draw:end-glue-point="8" svg:d="M15000 7250l-5000-3500" svg:viewBox="0 0 5001 3501">
          <text:p/>
        </draw:connector>
        <draw:custom-shape draw:name="test" draw:style-name="gr18" draw:text-style-name="P2" draw:layer="layout" svg:width="13.25cm" svg:height="4.5cm" svg:x="3cm" svg:y="1.75cm">
          <svg:title>qsdfdqsf</svg:title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8" draw:id="id18" draw:layer="layout" svg:width="14.75cm" svg:height="2cm" svg:x="2cm" svg:y="6.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xml:id="id17" draw:id="id17" draw:layer="layout" svg:width="15.25cm" svg:height="7.25cm" svg:x="2.25cm" svg:y="9.2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10.658cm" svg:height="0.569cm" svg:x="3.75cm" svg:y="2.25cm">
          <draw:text-box>
            <text:p><text:span text:style-name="T1">Boss final, visible seulement quand l’étage de dessous est entièrement complété</text:span></text:p>
          </draw:text-box>
        </draw:frame>
        <draw:frame draw:style-name="gr22" draw:text-style-name="P4" draw:layer="layout" svg:width="12.592cm" svg:height="0.569cm" svg:x="2.808cm" svg:y="8cm">
          <draw:text-box>
            <text:p><text:span text:style-name="T1">Toutes les fin possibles. Chacune donne droit à voir la première fin du jeux, comme dans Outrun</text:span></text:p>
          </draw:text-box>
        </draw:frame>
        <draw:connector draw:style-name="gr23" draw:text-style-name="P2" draw:layer="layout" draw:type="line" svg:x1="9.875cm" svg:y1="9.25cm" svg:x2="9.375cm" svg:y2="8.75cm" draw:start-shape="id17" draw:start-glue-point="0" draw:end-shape="id18" draw:end-glue-point="2" svg:d="M9875 9250l-500-500" svg:viewBox="0 0 501 501">
          <text:p/>
        </draw:connector>
        <draw:frame draw:style-name="gr24" draw:text-style-name="P5" draw:layer="layout" svg:width="8.998cm" svg:height="1.673cm" svg:x="6.217cm" svg:y="13.934cm">
          <draw:text-box>
            <text:p>A definir, parcour par thème et</text:p>
            <text:p>modes de jeux</text:p>
          </draw:text-box>
        </draw:frame>
        <draw:custom-shape draw:style-name="gr25" draw:text-style-name="P2" draw:layer="layout" svg:width="11.5cm" svg:height="3cm" svg:x="4.25cm" svg:y="25.5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1.302cm" svg:height="0.569cm" svg:x="5.25cm" svg:y="26.5cm">
          <draw:text-box>
            <text:p><text:span text:style-name="T1">départ</text:span></text:p>
          </draw:text-box>
        </draw:frame>
        <draw:custom-shape draw:style-name="gr27" draw:text-style-name="P2" draw:layer="layout" svg:width="9cm" svg:height="1.5cm" svg:x="7.5cm" svg:y="21.75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5.696cm" svg:height="1.205cm" svg:x="10.744cm" svg:y="22cm">
          <draw:text-box>
            <text:p><text:span text:style-name="T1">« connecteur OU » : Passer l’une des </text:span></text:p>
            <text:p><text:span text:style-name="T1">étapes ci-dessous permet de passer à la </text:span></text:p>
            <text:p><text:span text:style-name="T1">supérieure</text:span></text:p>
          </draw:text-box>
        </draw:frame>
        <draw:custom-shape draw:style-name="gr2" draw:text-style-name="P1" xml:id="id20" draw:id="id20" draw:layer="layout" svg:width="0.5cm" svg:height="0.5cm" svg:x="8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5cm" svg:height="0.5cm" svg:x="10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5cm" svg:height="0.5cm" svg:x="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" draw:layer="layout" draw:type="line" svg:x1="9.75cm" svg:y1="20.25cm" svg:x2="10.75cm" svg:y2="19cm" draw:start-shape="id5" draw:start-glue-point="4" draw:end-shape="id19" draw:end-glue-point="8" svg:d="M9750 20250l1000-1250" svg:viewBox="0 0 1001 1251">
          <text:p/>
        </draw:connector>
        <draw:connector draw:style-name="gr30" draw:text-style-name="P2" draw:layer="layout" draw:type="line" svg:x1="9.75cm" svg:y1="20.25cm" svg:x2="8.75cm" svg:y2="19cm" draw:start-shape="id5" draw:start-glue-point="4" draw:end-shape="id20" draw:end-glue-point="8" svg:d="M9750 20250l-1000-1250" svg:viewBox="0 0 1001 1251">
          <text:p/>
        </draw:connector>
        <draw:connector draw:style-name="gr31" draw:text-style-name="P2" draw:layer="layout" draw:type="line" svg:x1="8.75cm" svg:y1="18.5cm" svg:x2="9.75cm" svg:y2="17.5cm" draw:start-shape="id20" draw:start-glue-point="4" draw:end-shape="id21" draw:end-glue-point="8" svg:d="M8750 18500l1000-1000" svg:viewBox="0 0 1001 1001">
          <text:p/>
        </draw:connector>
        <draw:connector draw:style-name="gr32" draw:text-style-name="P2" draw:layer="layout" draw:type="line" svg:x1="10.75cm" svg:y1="18.5cm" svg:x2="9.75cm" svg:y2="17.5cm" draw:start-shape="id19" draw:start-glue-point="4" draw:end-shape="id21" draw:end-glue-point="8" svg:d="M10750 18500l-1000-1000" svg:viewBox="0 0 1001 1001">
          <text:p/>
        </draw:connector>
        <draw:custom-shape draw:style-name="gr33" draw:text-style-name="P2" draw:layer="layout" svg:width="8.25cm" svg:height="1cm" svg:x="8.5cm" svg:y="17.5cm">
          <text:p/>
          <draw:enhanced-geometry svg:viewBox="0 0 21600 21600" draw:type="rectangle" draw:enhanced-path="M 0 0 L 21600 0 21600 21600 0 21600 0 0 Z N"/>
        </draw:custom-shape>
        <draw:frame draw:style-name="gr34" draw:text-style-name="P4" draw:layer="layout" svg:width="5.815cm" svg:height="0.887cm" svg:x="10.5cm" svg:y="17.613cm">
          <draw:text-box>
            <text:p><text:span text:style-name="T1">« connecteur ET » : il faut passer les deux</text:span></text:p>
            <text:p><text:span text:style-name="T1">étapes inférieures</text:span></text:p>
          </draw:text-box>
        </draw:frame>
        <draw:connector draw:style-name="gr35" draw:text-style-name="P2" draw:layer="layout" draw:type="line" svg:x1="9.75cm" svg:y1="17cm" svg:x2="9.875cm" svg:y2="16.5cm" draw:start-shape="id21" draw:start-glue-point="4" draw:end-shape="id17" draw:end-glue-point="2" svg:d="M9750 17000l125-500" svg:viewBox="0 0 126 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5T10:10:33.497697912</meta:creation-date>
    <dc:date>2024-05-15T10:33:23.596974437</dc:date>
    <meta:editing-duration>PT12M28S</meta:editing-duration>
    <meta:editing-cycles>2</meta:editing-cycles>
    <meta:generator>LibreOffice/7.0.4.2$Linux_X86_64 LibreOffice_project/00$Build-2</meta:generator>
    <meta:document-statistic meta:object-count="51"/>
  </office:meta>
</office:document-meta>
</file>